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829cm" svg:height="9.282cm" svg:x="0.531cm" svg:y="9.908cm">
            <draw:object draw:notify-on-update-of-ranges="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29cm" svg:height="9.282cm" svg:x="13.601cm" svg:y="9.97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282cm" svg:height="8.99cm" svg:x="29.209cm" svg:y="10.485cm">
            <draw:object draw:notify-on-update-of-ranges="Sheet1.A17:Sheet1.A17 Sheet1.A18:Sheet1.A20 Sheet1.B17:Sheet1.B17 Sheet1.B18:Sheet1.B20 Sheet1.C17:Sheet1.C17 Sheet1.C18:Sheet1.C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Most user mentioned</text:p>
          </table:table-cell>
          <table:table-cell table:style-name="ce1" office:value-type="string">
            <text:p>Most hashed tags</text:p>
          </table:table-cell>
          <table:table-cell table:style-name="ce1" office:value-type="string">
            <text:p>Most shared url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9]/1000" office:value-type="float" office:value="82.705">
            <text:p>82.705</text:p>
          </table:table-cell>
          <table:table-cell table:formula="of:=[.C9]/1000" office:value-type="float" office:value="50.34">
            <text:p>50.34</text:p>
          </table:table-cell>
          <table:table-cell table:formula="of:=[.D9]/1000" office:value-type="float" office:value="75.463">
            <text:p>75.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/1000" office:value-type="float" office:value="78.755">
            <text:p>78.755</text:p>
          </table:table-cell>
          <table:table-cell table:formula="of:=[.C10]/1000" office:value-type="float" office:value="49.344">
            <text:p>49.344</text:p>
          </table:table-cell>
          <table:table-cell table:formula="of:=[.D10]/1000" office:value-type="float" office:value="72.663">
            <text:p>72.66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/1000" office:value-type="float" office:value="81.346">
            <text:p>81.346</text:p>
          </table:table-cell>
          <table:table-cell table:formula="of:=[.C11]/1000" office:value-type="float" office:value="48.53">
            <text:p>48.53</text:p>
          </table:table-cell>
          <table:table-cell table:formula="of:=[.D11]/1000" office:value-type="float" office:value="78.211">
            <text:p>78.21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/1000" office:value-type="float" office:value="79.002">
            <text:p>79.002</text:p>
          </table:table-cell>
          <table:table-cell table:formula="of:=[.C12]/1000" office:value-type="float" office:value="48.725">
            <text:p>48.725</text:p>
          </table:table-cell>
          <table:table-cell table:formula="of:=[.D12]/1000" office:value-type="float" office:value="76.856">
            <text:p>76.85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/1000" office:value-type="float" office:value="79.483">
            <text:p>79.483</text:p>
          </table:table-cell>
          <table:table-cell table:formula="of:=[.C13]/1000" office:value-type="float" office:value="49.309">
            <text:p>49.309</text:p>
          </table:table-cell>
          <table:table-cell table:formula="of:=[.D13]/1000" office:value-type="float" office:value="73.657">
            <text:p>73.6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82705">
            <text:p>82705</text:p>
          </table:table-cell>
          <table:table-cell office:value-type="float" office:value="50340">
            <text:p>50340</text:p>
          </table:table-cell>
          <table:table-cell office:value-type="float" office:value="75463">
            <text:p>75463</text:p>
          </table:table-cell>
        </table:table-row>
        <table:table-row table:style-name="ro1">
          <table:table-cell/>
          <table:table-cell office:value-type="float" office:value="78755">
            <text:p>78755</text:p>
          </table:table-cell>
          <table:table-cell office:value-type="float" office:value="49344">
            <text:p>49344</text:p>
          </table:table-cell>
          <table:table-cell office:value-type="float" office:value="72663">
            <text:p>72663</text:p>
          </table:table-cell>
        </table:table-row>
        <table:table-row table:style-name="ro1">
          <table:table-cell/>
          <table:table-cell office:value-type="float" office:value="81346">
            <text:p>81346</text:p>
          </table:table-cell>
          <table:table-cell office:value-type="float" office:value="48530">
            <text:p>48530</text:p>
          </table:table-cell>
          <table:table-cell office:value-type="float" office:value="78211">
            <text:p>78211</text:p>
          </table:table-cell>
        </table:table-row>
        <table:table-row table:style-name="ro1">
          <table:table-cell/>
          <table:table-cell office:value-type="float" office:value="79002">
            <text:p>79002</text:p>
          </table:table-cell>
          <table:table-cell office:value-type="float" office:value="48725">
            <text:p>48725</text:p>
          </table:table-cell>
          <table:table-cell office:value-type="float" office:value="76856">
            <text:p>76856</text:p>
          </table:table-cell>
        </table:table-row>
        <table:table-row table:style-name="ro1">
          <table:table-cell/>
          <table:table-cell office:value-type="float" office:value="79483">
            <text:p>79483</text:p>
          </table:table-cell>
          <table:table-cell office:value-type="float" office:value="49309">
            <text:p>49309</text:p>
          </table:table-cell>
          <table:table-cell office:value-type="float" office:value="73657">
            <text:p>736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MEDIA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hree Nodes</text:p>
          </table:table-cell>
          <table:table-cell table:style-name="ce1" office:value-type="string">
            <text:p>Two Nodes</text:p>
          </table:table-cell>
          <table:table-cell/>
        </table:table-row>
        <table:table-row table:style-name="ro1">
          <table:table-cell table:style-name="ce1" office:value-type="string">
            <text:p>Most user mentioned</text:p>
          </table:table-cell>
          <table:table-cell table:formula="of:=MEDIAN([.B2:.B6])" office:value-type="float" office:value="79.483">
            <text:p>79.483</text:p>
          </table:table-cell>
          <table:table-cell office:value-type="float" office:value="74.017">
            <text:p>74.017</text:p>
          </table:table-cell>
          <table:table-cell/>
        </table:table-row>
        <table:table-row table:style-name="ro1">
          <table:table-cell table:style-name="ce1" office:value-type="string">
            <text:p>Most hashed tags</text:p>
          </table:table-cell>
          <table:table-cell table:formula="of:=MEDIAN([.C2:.C6])" office:value-type="float" office:value="49.309">
            <text:p>49.309</text:p>
          </table:table-cell>
          <table:table-cell office:value-type="float" office:value="47.229">
            <text:p>47.229</text:p>
          </table:table-cell>
          <table:table-cell/>
        </table:table-row>
        <table:table-row table:style-name="ro1">
          <table:table-cell table:style-name="ce1" office:value-type="string">
            <text:p>Most shared urls</text:p>
          </table:table-cell>
          <table:table-cell table:formula="of:=MEDIAN([.D2:.D6])" office:value-type="float" office:value="75.463">
            <text:p>75.463</text:p>
          </table:table-cell>
          <table:table-cell office:value-type="float" office:value="70.851">
            <text:p>70.85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4:49:36</meta:creation-date>
    <dc:date>2013-01-22T14:29:06</dc:date>
    <meta:editing-duration>PT52M44S</meta:editing-duration>
    <meta:editing-cycles>2</meta:editing-cycles>
    <meta:generator>LibreOffice/3.5$Linux_X86_64 LibreOffice_project/350m1$Build-2</meta:generator>
    <meta:document-statistic meta:table-count="3" meta:cell-count="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cm" svg:height="9.283cm" xlink:href="." xlink:type="simple" chart:class="chart:bar" chart:style-name="ch1">
        <chart:title svg:x="3.592cm" svg:y="0.314cm" chart:style-name="ch2">
          <text:p>Three Node Raw Aggregate Query Time</text:p>
        </chart:title>
        <chart:legend svg:x="8.032cm" svg:y="1.063cm" style:legend-expansion="custom" chartooo:width="5.326cm" chartooo:height="1.446cm" style:legend-expansion-aspect-ratio="3.68326417704011" chart:style-name="ch3"/>
        <chart:plot-area chart:style-name="ch4" chart:data-source-has-labels="both" svg:x="1.545cm" svg:y="1.689cm" svg:width="10.505cm" svg:height="6.647cm">
          <chartooo:coordinate-region svg:x="2.166cm" svg:y="1.888cm" svg:width="9.884cm" svg:height="5.801cm"/>
          <chart:axis chart:dimension="x" chart:name="primary-x" chart:style-name="ch5" chartooo:axis-type="text">
            <chart:title svg:x="6.74cm" svg:y="8.479cm" chart:style-name="ch6">
              <text:p>Run</text:p>
            </chart:title>
            <chart:categories table:cell-range-address="local-table.$A$2:.$A$6"/>
          </chart:axis>
          <chart:axis chart:dimension="y" chart:name="primary-y" chart:style-name="ch7">
            <chart:title svg:x="0.709cm" svg:y="6.22cm" chart:style-name="ch8">
              <text:p>Time (seconds)</text:p>
            </chart:title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D$2:.$D$6" chart:label-cell-address="local-table.$D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</table:table-cell>
              <table:table-cell office:value-type="string">
                <text:p>Most hashed tags</text:p>
              </table:table-cell>
              <table:table-cell office:value-type="string">
                <text:p>Most shared url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705">
                <text:p>82.705</text:p>
              </table:table-cell>
              <table:table-cell office:value-type="float" office:value="50.34">
                <text:p>50.34</text:p>
              </table:table-cell>
              <table:table-cell office:value-type="float" office:value="75.463">
                <text:p>75.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.755">
                <text:p>78.755</text:p>
              </table:table-cell>
              <table:table-cell office:value-type="float" office:value="49.344">
                <text:p>49.344</text:p>
              </table:table-cell>
              <table:table-cell office:value-type="float" office:value="72.663">
                <text:p>72.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346">
                <text:p>81.346</text:p>
              </table:table-cell>
              <table:table-cell office:value-type="float" office:value="48.53">
                <text:p>48.53</text:p>
              </table:table-cell>
              <table:table-cell office:value-type="float" office:value="78.211">
                <text:p>78.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002">
                <text:p>79.002</text:p>
              </table:table-cell>
              <table:table-cell office:value-type="float" office:value="48.75">
                <text:p>48.75</text:p>
              </table:table-cell>
              <table:table-cell office:value-type="float" office:value="76.856">
                <text:p>76.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483">
                <text:p>79.483</text:p>
              </table:table-cell>
              <table:table-cell office:value-type="float" office:value="49.309">
                <text:p>49.309</text:p>
              </table:table-cell>
              <table:table-cell office:value-type="float" office:value="73.657">
                <text:p>73.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3cm" svg:height="9.283cm" xlink:href="." xlink:type="simple" chart:class="chart:bar" chart:style-name="ch1">
        <chart:title svg:x="3.125cm" svg:y="0.343cm" chart:style-name="ch2">
          <text:p>Three Node Median Aggregate Query Time</text:p>
        </chart:title>
        <chart:legend svg:x="7.864cm" svg:y="1.221cm" style:legend-expansion="custom" chartooo:width="5.326cm" chartooo:height="1.446cm" style:legend-expansion-aspect-ratio="3.68326417704011" chart:style-name="ch3"/>
        <chart:plot-area chart:style-name="ch4" chart:data-source-has-labels="both" svg:x="1.545cm" svg:y="1.689cm" svg:width="10.505cm" svg:height="6.199cm">
          <chartooo:coordinate-region svg:x="2.166cm" svg:y="1.888cm" svg:width="9.884cm" svg:height="5.801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709cm" svg:y="5.996cm" chart:style-name="ch7">
              <text:p>Time (seconds)</text:p>
            </chart:title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user mentioned</text:p>
              </table:table-cell>
              <table:table-cell office:value-type="string">
                <text:p>Most hashed tags</text:p>
              </table:table-cell>
              <table:table-cell office:value-type="string">
                <text:p>Most shared url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9.483">
                <text:p>79.483</text:p>
              </table:table-cell>
              <table:table-cell office:value-type="float" office:value="49.309">
                <text:p>49.309</text:p>
              </table:table-cell>
              <table:table-cell office:value-type="float" office:value="75.463">
                <text:p>75.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83cm" svg:height="8.991cm" xlink:href=".." xlink:type="simple" chart:class="chart:bar" chart:style-name="ch1">
        <chart:legend svg:x="8.655cm" svg:y="0.522cm" style:legend-expansion="custom" chartooo:width="3.188cm" chartooo:height="1.096cm" style:legend-expansion-aspect-ratio="2.90875912408759" chart:style-name="ch2"/>
        <chart:plot-area chart:style-name="ch3" table:cell-range-address="Sheet1.A17:Sheet1.C20" chart:data-source-has-labels="both" svg:x="0.6cm" svg:y="0.902cm" svg:width="11.708cm" svg:height="7.54cm">
          <chartooo:coordinate-region svg:x="1.221cm" svg:y="1.102cm" svg:width="11.087cm" svg:height="6.693cm"/>
          <chart:axis chart:dimension="x" chart:name="primary-x" chart:style-name="ch4" chartooo:axis-type="auto">
            <chartooo:date-scale/>
            <chart:categories table:cell-range-address="Sheet1.A18:Sheet1.A20"/>
          </chart:axis>
          <chart:axis chart:dimension="y" chart:name="primary-y" chart:style-name="ch5"/>
          <chart:series chart:style-name="ch6" chart:values-cell-range-address="Sheet1.B18:Sheet1.B20" chart:label-cell-address="Sheet1.B17:Sheet1.B17" chart:class="chart:bar">
            <chart:data-point chart:repeated="3"/>
          </chart:series>
          <chart:series chart:style-name="ch7" chart:values-cell-range-address="Sheet1.C18:Sheet1.C20" chart:label-cell-address="Sheet1.C17:Sheet1.C1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e Nodes</text:p>
                <draw:g>
                  <svg:desc>Sheet1.B17:Sheet1.B17</svg:desc>
                </draw:g>
              </table:table-cell>
              <table:table-cell office:value-type="string">
                <text:p>Two Nodes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heet1.A18:Sheet1.A20</svg:desc>
                </draw:g>
              </table:table-cell>
              <table:table-cell office:value-type="float" office:value="79.483">
                <text:p>79.483</text:p>
                <draw:g>
                  <svg:desc>Sheet1.B18:Sheet1.B20</svg:desc>
                </draw:g>
              </table:table-cell>
              <table:table-cell office:value-type="float" office:value="74.017">
                <text:p>74.017</text:p>
                <draw:g>
                  <svg:desc>Sheet1.C18:Sheet1.C20</svg:desc>
                </draw:g>
              </table:table-cell>
            </table:table-row>
            <table:table-row>
              <table:table-cell office:value-type="string">
                <text:p>Most hashed tags</text:p>
              </table:table-cell>
              <table:table-cell office:value-type="float" office:value="49.309">
                <text:p>49.309</text:p>
              </table:table-cell>
              <table:table-cell office:value-type="float" office:value="47.229">
                <text:p>47.229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75.463">
                <text:p>75.463</text:p>
              </table:table-cell>
              <table:table-cell office:value-type="float" office:value="70.851">
                <text:p>70.8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